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2cm" draw:marker-end="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73cm"/>
    </style:style>
    <style:style style:name="gr6" style:family="graphic" style:parent-style-name="standard">
      <style:graphic-properties draw:stroke="none" svg:stroke-color="#000000" draw:fill="none" draw:fill-color="#ffffff" fo:min-height="1.204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0" style:family="graphic" style:parent-style-name="standard">
      <style:graphic-properties svg:stroke-width="0cm" svg:stroke-color="#99ccff" draw:marker-start="Arrow" draw:marker-start-width="0.2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1.434cm"/>
    </style:style>
    <style:style style:name="gr12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color="#99ccff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0000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99ccff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99ccff" style:text-position="sub 58%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style:text-position="sub 58%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g>
            <draw:rect draw:style-name="gr1" draw:text-style-name="P1" draw:layer="layout" svg:width="5.953cm" svg:height="2.616cm" svg:x="15.466cm" svg:y="4.769cm">
              <text:p/>
            </draw:rect>
            <draw:line draw:style-name="gr2" draw:text-style-name="P1" draw:layer="layout" svg:x1="15.42cm" svg:y1="3.79cm" svg:x2="15.45cm" svg:y2="7.489cm">
              <text:p/>
            </draw:line>
            <draw:line draw:style-name="gr2" draw:text-style-name="P1" draw:layer="layout" svg:x1="15.436cm" svg:y1="7.445cm" svg:x2="21.449cm" svg:y2="7.445cm">
              <text:p/>
            </draw:line>
            <draw:line draw:style-name="gr2" draw:text-style-name="P1" draw:layer="layout" svg:x1="21.39cm" svg:y1="3.795cm" svg:x2="21.42cm" svg:y2="7.494cm">
              <text:p/>
            </draw:line>
          </draw:g>
          <draw:g>
            <draw:rect draw:style-name="gr1" draw:text-style-name="P1" draw:layer="layout" svg:width="5.953cm" svg:height="1.818cm" svg:x="1.567cm" svg:y="1.862cm">
              <text:p/>
            </draw:rect>
            <draw:line draw:style-name="gr2" draw:text-style-name="P1" draw:layer="layout" svg:x1="1.521cm" svg:y1="1.182cm" svg:x2="1.551cm" svg:y2="3.753cm">
              <text:p/>
            </draw:line>
            <draw:line draw:style-name="gr2" draw:text-style-name="P1" draw:layer="layout" svg:x1="1.537cm" svg:y1="3.722cm" svg:x2="7.55cm" svg:y2="3.722cm">
              <text:p/>
            </draw:line>
            <draw:line draw:style-name="gr2" draw:text-style-name="P1" draw:layer="layout" svg:x1="7.491cm" svg:y1="1.185cm" svg:x2="7.521cm" svg:y2="3.756cm">
              <text:p/>
            </draw:line>
          </draw:g>
          <draw:line draw:style-name="gr3" draw:text-style-name="P1" draw:layer="layout" svg:x1="19.886cm" svg:y1="4.779cm" svg:x2="19.881cm" svg:y2="3.346cm">
            <text:p/>
          </draw:line>
          <draw:line draw:style-name="gr4" draw:text-style-name="P1" draw:layer="layout" svg:x1="21.243cm" svg:y1="7.47cm" svg:x2="23.137cm" svg:y2="7.47cm">
            <text:p/>
          </draw:line>
          <draw:frame draw:style-name="gr5" draw:text-style-name="P2" draw:layer="layout" svg:width="1.384cm" svg:height="1.486cm" svg:x="20.466cm" svg:y="2.165cm">
            <draw:text-box>
              <text:p><text:span text:style-name="T1">Z</text:span><text:span text:style-name="T2">1</text:span></text:p>
            </draw:text-box>
          </draw:frame>
          <draw:frame draw:style-name="gr5" draw:text-style-name="P2" draw:layer="layout" svg:width="1.685cm" svg:height="1.486cm" svg:x="22.623cm" svg:y="6.411cm">
            <draw:text-box>
              <text:p><text:span text:style-name="T1">Z</text:span><text:span text:style-name="T2">f1</text:span></text:p>
            </draw:text-box>
          </draw:frame>
          <draw:line draw:style-name="gr3" draw:text-style-name="P1" draw:layer="layout" svg:x1="4.139cm" svg:y1="1.899cm" svg:x2="4.139cm" svg:y2="0.853cm">
            <text:p/>
          </draw:line>
          <draw:line draw:style-name="gr4" draw:text-style-name="P1" draw:layer="layout" svg:x1="2.777cm" svg:y1="0.834cm" svg:x2="4.671cm" svg:y2="0.834cm">
            <text:p/>
          </draw:line>
          <draw:frame draw:style-name="gr6" draw:text-style-name="P2" draw:layer="layout" svg:width="1.384cm" svg:height="1.486cm" svg:x="1.743cm" svg:y="0.167cm">
            <draw:text-box>
              <text:p><text:span text:style-name="T1">Z</text:span><text:span text:style-name="T2">2</text:span></text:p>
            </draw:text-box>
          </draw:frame>
          <draw:frame draw:style-name="gr5" draw:text-style-name="P2" draw:layer="layout" svg:width="1.685cm" svg:height="1.486cm" svg:x="3.277cm" svg:y="5.341cm">
            <draw:text-box>
              <text:p><text:span text:style-name="T1">Z</text:span><text:span text:style-name="T2">f2</text:span></text:p>
            </draw:text-box>
          </draw:frame>
          <draw:line draw:style-name="gr7" draw:text-style-name="P1" draw:layer="layout" svg:x1="7.148cm" svg:y1="5.739cm" svg:x2="15.363cm" svg:y2="5.739cm">
            <text:p/>
          </draw:line>
          <draw:line draw:style-name="gr8" draw:text-style-name="P1" draw:layer="layout" svg:x1="4.263cm" svg:y1="5.86cm" svg:x2="4.263cm" svg:y2="3.816cm">
            <text:p/>
          </draw:line>
          <draw:frame draw:style-name="gr5" draw:text-style-name="P2" draw:layer="layout" svg:width="1.384cm" svg:height="1.486cm" svg:x="9.037cm" svg:y="6.609cm">
            <draw:text-box>
              <text:p><text:span text:style-name="T1">Z</text:span><text:span text:style-name="T2">c</text:span></text:p>
            </draw:text-box>
          </draw:frame>
          <draw:line draw:style-name="gr9" draw:text-style-name="P1" draw:layer="layout" svg:x1="7.468cm" svg:y1="1.877cm" svg:x2="15.448cm" svg:y2="4.779cm">
            <text:p/>
          </draw:line>
          <draw:line draw:style-name="gr10" draw:text-style-name="P1" draw:layer="layout" svg:x1="15.189cm" svg:y1="4.764cm" svg:x2="15.189cm" svg:y2="5.695cm">
            <text:p/>
          </draw:line>
          <draw:line draw:style-name="gr10" draw:text-style-name="P1" draw:layer="layout" svg:x1="7.706cm" svg:y1="1.894cm" svg:x2="7.703cm" svg:y2="5.761cm">
            <text:p/>
          </draw:line>
          <draw:frame draw:style-name="gr11" draw:text-style-name="P3" draw:layer="layout" svg:width="1.239cm" svg:height="1.684cm" svg:x="7.786cm" svg:y="2.533cm">
            <draw:text-box>
              <text:p><text:span text:style-name="T3">h</text:span><text:span text:style-name="T4">2</text:span></text:p>
            </draw:text-box>
          </draw:frame>
          <draw:line draw:style-name="gr4" draw:text-style-name="P1" draw:layer="layout" svg:x1="19.267cm" svg:y1="3.35cm" svg:x2="21.081cm" svg:y2="3.35cm">
            <text:p/>
          </draw:line>
          <draw:line draw:style-name="gr4" draw:text-style-name="P1" draw:layer="layout" svg:x1="7.553cm" svg:y1="3.712cm" svg:x2="15.448cm" svg:y2="7.425cm">
            <text:p/>
          </draw:line>
          <draw:line draw:style-name="gr8" draw:text-style-name="P1" draw:layer="layout" svg:x1="9.853cm" svg:y1="7.046cm" svg:x2="9.839cm" svg:y2="5.775cm">
            <text:p/>
          </draw:line>
          <draw:frame draw:style-name="gr11" draw:text-style-name="P3" draw:layer="layout" svg:width="1.239cm" svg:height="1.684cm" svg:x="13.911cm" svg:y="4.304cm">
            <draw:text-box>
              <text:p><text:span text:style-name="T3">h</text:span><text:span text:style-name="T4">1</text:span></text:p>
            </draw:text-box>
          </draw:frame>
          <draw:line draw:style-name="gr12" draw:text-style-name="P1" draw:layer="layout" svg:x1="7.02cm" svg:y1="1.899cm" svg:x2="7.041cm" svg:y2="3.755cm">
            <text:p/>
          </draw:line>
          <draw:frame draw:style-name="gr11" draw:text-style-name="P4" draw:layer="layout" svg:width="1.814cm" svg:height="1.684cm" svg:x="5.509cm" svg:y="2.103cm">
            <draw:text-box>
              <text:p><text:span text:style-name="T5">h</text:span><text:span text:style-name="T6">u/s</text:span></text:p>
            </draw:text-box>
          </draw:frame>
          <draw:line draw:style-name="gr12" draw:text-style-name="P1" draw:layer="layout" svg:x1="15.834cm" svg:y1="4.78cm" svg:x2="15.853cm" svg:y2="7.382cm">
            <text:p/>
          </draw:line>
          <draw:frame draw:style-name="gr11" draw:text-style-name="P4" draw:layer="layout" svg:width="1.952cm" svg:height="1.684cm" svg:x="15.769cm" svg:y="5.37cm">
            <draw:text-box>
              <text:p><text:span text:style-name="T5">h</text:span><text:span text:style-name="T6">d/s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8T15:10:23.76</meta:creation-date>
    <dc:date>2012-10-16T14:03:02.40</dc:date>
    <meta:editing-duration>PT34M12S</meta:editing-duration>
    <meta:editing-cycles>5</meta:editing-cycles>
    <meta:generator>LibreOffice/3.4$Win32 LibreOffice_project/340m1$Build-402</meta:generator>
    <meta:print-date>2011-01-28T15:24:14.45</meta:print-date>
    <meta:document-statistic meta:object-count="34"/>
  </office:meta>
</office:document-meta>
</file>